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b08" officeooo:paragraph-rsid="00105b08"/>
    </style:style>
    <style:style style:name="P2" style:family="paragraph" style:parent-style-name="Standard">
      <style:text-properties officeooo:rsid="001092de" officeooo:paragraph-rsid="001092de"/>
    </style:style>
    <style:style style:name="P3" style:family="paragraph" style:parent-style-name="Standard">
      <style:text-properties fo:color="#000000" officeooo:rsid="001092de" officeooo:paragraph-rsid="001092de" fo:background-color="transparent"/>
    </style:style>
    <style:style style:name="P4" style:family="paragraph" style:parent-style-name="Standard">
      <style:text-properties fo:color="#000000" officeooo:rsid="00105b08" officeooo:paragraph-rsid="00105b08"/>
    </style:style>
    <style:style style:name="P5" style:family="paragraph" style:parent-style-name="Standard">
      <style:text-properties officeooo:rsid="0012bd2b" officeooo:paragraph-rsid="0012bd2b"/>
    </style:style>
    <style:style style:name="P6" style:family="paragraph" style:parent-style-name="Standard">
      <style:text-properties fo:font-weight="bold" officeooo:rsid="00105b08" officeooo:paragraph-rsid="00105b08" style:font-weight-asian="bold" style:font-weight-complex="bold"/>
    </style:style>
    <style:style style:name="P7" style:family="paragraph" style:parent-style-name="Standard" style:list-style-name="L1">
      <style:text-properties fo:color="#000000" style:font-name="monospace" fo:font-size="10.5pt" fo:font-weight="normal" officeooo:rsid="001092de" officeooo:paragraph-rsid="001092de" fo:background-color="transparent"/>
    </style:style>
    <style:style style:name="P8" style:family="paragraph" style:parent-style-name="Standard" style:list-style-name="L1">
      <style:text-properties fo:color="#000000" style:font-name="monospace" fo:font-size="10.5pt" fo:font-weight="normal" officeooo:rsid="0012bd2b" officeooo:paragraph-rsid="0012bd2b" fo:background-color="transparent"/>
    </style:style>
    <style:style style:name="P9" style:family="paragraph" style:parent-style-name="Standard" style:list-style-name="L1">
      <style:text-properties fo:color="#000000" style:font-name="monospace" fo:font-size="10.5pt" fo:font-weight="normal" officeooo:rsid="001432e6" officeooo:paragraph-rsid="001432e6" fo:background-color="transparent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style:font-name="monospace" fo:font-size="10.5pt" fo:font-weight="normal" officeooo:rsid="00105b08" officeooo:paragraph-rsid="00105b08" fo:background-color="#fffffe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style:font-name="monospace" fo:font-size="10.5pt" fo:font-weight="normal" officeooo:rsid="0012bd2b" officeooo:paragraph-rsid="0012bd2b" fo:background-color="#fffffe"/>
    </style:style>
    <style:style style:name="P12" style:family="paragraph" style:parent-style-name="Standard" style:list-style-name="L1">
      <style:text-properties fo:color="#000000" officeooo:rsid="001092de" officeooo:paragraph-rsid="001092de" fo:background-color="transparent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officeooo:rsid="0012bd2b" officeooo:paragraph-rsid="0012bd2b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2bd2b" officeooo:paragraph-rsid="0012bd2b"/>
    </style:style>
    <style:style style:name="P15" style:family="paragraph" style:parent-style-name="Standard">
      <style:text-properties officeooo:rsid="00105b08" officeooo:paragraph-rsid="00105b08"/>
    </style:style>
    <style:style style:name="P16" style:family="paragraph" style:parent-style-name="Standard">
      <style:text-properties officeooo:rsid="001589ae" officeooo:paragraph-rsid="001589ae"/>
    </style:style>
    <style:style style:name="T1" style:family="text">
      <style:text-properties officeooo:rsid="001092de"/>
    </style:style>
    <style:style style:name="T2" style:family="text">
      <style:text-properties officeooo:rsid="0010c0e7"/>
    </style:style>
    <style:style style:name="T3" style:family="text">
      <style:text-properties officeooo:rsid="0012bd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gio.in</text:p>
      <text:p text:style-name="P1">Assignment for ML engineer</text:p>
      <text:p text:style-name="P5">Jitendra Chautharia</text:p>
      <text:p text:style-name="P1"/>
      <text:p text:style-name="P1">Bellow are the details of output 1, output 2 and output 3 folder.</text:p>
      <text:p text:style-name="P1"/>
      <text:p text:style-name="P1">1. Output 1 folder has output images for the test images given for Que 1.</text:p>
      <text:p text:style-name="P1"><text:s text:c="4"/>Method 1: <text:s/><text:span text:style-name="T1">This is contour based method I have find out the number of shapes and eliminated the <text:s text:c="2"/>small ones. Then finding the biggest contour, I found its coordinate to crop it up from the image.</text:span></text:p>
      <text:p text:style-name="P1"><text:s/></text:p>
      <text:p text:style-name="P2">The steps taken are as follow:</text:p>
      <text:p text:style-name="P3"/>
      <text:list xml:id="list746336045" text:style-name="L1">
        <text:list-item>
          <text:p text:style-name="P7"><text:span text:style-name="T3">L</text:span>oad<text:span text:style-name="T3">ing</text:span> the image, convert it to gray-scale, and blur it slightly</text:p>
        </text:list-item>
        <text:list-item>
          <text:p text:style-name="P7">Canny edge detector</text:p>
        </text:list-item>
        <text:list-item>
          <text:p text:style-name="P8">Finding Contours</text:p>
        </text:list-item>
        <text:list-item>
          <text:p text:style-name="P7"><text:span text:style-name="T3">D</text:span>rawing all contours</text:p>
        </text:list-item>
        <text:list-item>
          <text:p text:style-name="P7">Counting CONTOUR threshold</text:p>
        </text:list-item>
        <text:list-item>
          <text:p text:style-name="P7">Find all shapes and filter out small ones</text:p>
        </text:list-item>
        <text:list-item>
          <text:p text:style-name="P7">Find the combined bounding box of all the shapes</text:p>
        </text:list-item>
        <text:list-item>
          <text:p text:style-name="P7">Finding x0,x1,y0 and y1 spatial coordinate values where signature contour is</text:p>
        </text:list-item>
        <text:list-item>
          <text:p text:style-name="P9">cropping out the signature region</text:p>
        </text:list-item>
        <text:list-item>
          <text:p text:style-name="P7">Details Enhancement </text:p>
          <text:p text:style-name="P12"/>
        </text:list-item>
      </text:list>
      <text:p text:style-name="P1"/>
      <text:p text:style-name="P1">2. Output 2 folder has output images for the test images given for Que 2.</text:p>
      <text:p text:style-name="P1"><text:s text:c="3"/>Method 2: <text:span text:style-name="T2">This method has is to remove undesired part from the image and keep only the <text:s text:c="6"/>handwritten part.</text:span></text:p>
      <text:p text:style-name="P1"/>
      <text:p text:style-name="P1"><text:s text:c="5"/><text:span text:style-name="T2">The steps </text:span><text:span text:style-name="T3">taken </text:span><text:span text:style-name="T2">are as follow:</text:span></text:p>
      <text:p text:style-name="P4"/>
      <text:list xml:id="list3401431534" text:style-name="L2">
        <text:list-item>
          <text:p text:style-name="P10"><text:span text:style-name="T3">R</text:span>ead<text:span text:style-name="T3">ing</text:span> the <text:span text:style-name="T3">test</text:span> image</text:p>
        </text:list-item>
        <text:list-item>
          <text:p text:style-name="P10"><text:span text:style-name="T3">C</text:span>onnected component analysis by scikit-learn framework</text:p>
        </text:list-item>
        <text:list-item>
          <text:p text:style-name="P10"><text:span text:style-name="T3">T</text:span>ake regions with large enough areas</text:p>
        </text:list-item>
        <text:list-item>
          <text:p text:style-name="P13">Removing the connected pixels having small value than the defined threshold value</text:p>
        </text:list-item>
        <text:list-item>
          <text:p text:style-name="P13">Converting it to gray then inserting Gaussian blur </text:p>
        </text:list-item>
        <text:list-item>
          <text:p text:style-name="P13">Detecting Horizontal and vertical lines</text:p>
        </text:list-item>
        <text:list-item>
          <text:p text:style-name="P11">Combine masks and remove lines</text:p>
          <text:p text:style-name="P14"/>
        </text:list-item>
      </text:list>
      <text:p text:style-name="P1"/>
      <text:p text:style-name="P1">3. Output 3 folder contains images when the given test images for Que 2 is processed with method 2 after that it is processed with method 1.</text:p>
      <text:p text:style-name="P1"><text:s text:c="7"/></text:p>
      <text:p text:style-name="P1"/>
      <text:p text:style-name="P1"/>
      <text:p text:style-name="P16">Failure cases: My code unable to perform o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21:04:09.723375701</meta:creation-date>
    <dc:date>2021-12-22T22:13:32.981277176</dc:date>
    <meta:editing-duration>PT9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74" meta:character-count="1530" meta:non-whitespace-character-count="1272"/>
  </office:meta>
</office:document-meta>
</file>